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3757in" table:align="left"/>
    </style:style>
    <style:style style:name="Table1.A" style:family="table-column">
      <style:table-column-properties style:column-width="0.9653in"/>
    </style:style>
    <style:style style:name="Table1.B" style:family="table-column">
      <style:table-column-properties style:column-width="5.4104in"/>
    </style:style>
    <style:style style:name="Table1.A1" style:family="table-cell">
      <style:table-cell-properties style:vertical-align="middle" fo:padding="0.0194in" fo:border="none"/>
    </style:style>
    <style:style style:name="T1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Kolona</text:p>
            </table:table-cell>
            <table:table-cell table:style-name="Table1.A1" office:value-type="string">
              <text:p text:style-name="Table_20_Heading">Značenj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Tournament</text:span></text:p>
          </table:table-cell>
          <table:table-cell table:style-name="Table1.A1" office:value-type="string">
            <text:p text:style-name="Table_20_Contents">Naziv turnira na kojem se meč igrao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ate</text:span></text:p>
          </table:table-cell>
          <table:table-cell table:style-name="Table1.A1" office:value-type="string">
            <text:p text:style-name="Table_20_Contents">Datum odigravanja meča (u formatu YYYY-MM-DD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ries</text:span></text:p>
          </table:table-cell>
          <table:table-cell table:style-name="Table1.A1" office:value-type="string">
            <text:p text:style-name="Table_20_Contents">Kategorija turnira (npr. <text:span text:style-name="Emphasis">Grand Slam</text:span>, <text:span text:style-name="Emphasis">ATP 1000</text:span>, <text:span text:style-name="Emphasis">International</text:span> itd.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urt</text:span></text:p>
          </table:table-cell>
          <table:table-cell table:style-name="Table1.A1" office:value-type="string">
            <text:p text:style-name="Table_20_Contents">Da li je turnir igran na otvorenom (<text:span text:style-name="Emphasis">Outdoor</text:span>) ili u zatvorenom prostoru (<text:span text:style-name="Emphasis">Indoor</text:span>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urface</text:span></text:p>
          </table:table-cell>
          <table:table-cell table:style-name="Table1.A1" office:value-type="string">
            <text:p text:style-name="Table_20_Contents">Podloga terena: <text:span text:style-name="Emphasis">Hard</text:span> (beton), <text:span text:style-name="Emphasis">Clay</text:span> (šljaka), <text:span text:style-name="Emphasis">Grass</text:span> (trava) itd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ound</text:span></text:p>
          </table:table-cell>
          <table:table-cell table:style-name="Table1.A1" office:value-type="string">
            <text:p text:style-name="Table_20_Contents">Faza turnira: <text:span text:style-name="Emphasis">1st Round</text:span>, <text:span text:style-name="Emphasis">Quarterfinal</text:span>, <text:span text:style-name="Emphasis">Semifinal</text:span>, <text:span text:style-name="Emphasis">Final</text:span> itd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est of</text:span></text:p>
          </table:table-cell>
          <table:table-cell table:style-name="Table1.A1" office:value-type="string">
            <text:p text:style-name="Table_20_Contents">Maksimalni broj setova u meču (3 ili 5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layer_1</text:span></text:p>
          </table:table-cell>
          <table:table-cell table:style-name="Table1.A1" office:value-type="string">
            <text:p text:style-name="Table_20_Contents">Ime prvog igrača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layer_2</text:span></text:p>
          </table:table-cell>
          <table:table-cell table:style-name="Table1.A1" office:value-type="string">
            <text:p text:style-name="Table_20_Contents">Ime drugog igrača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Winner</text:span></text:p>
          </table:table-cell>
          <table:table-cell table:style-name="Table1.A1" office:value-type="string">
            <text:p text:style-name="Table_20_Contents">Ime pobednika meča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ank_1</text:span></text:p>
          </table:table-cell>
          <table:table-cell table:style-name="Table1.A1" office:value-type="string">
            <text:p text:style-name="Table_20_Contents">ATP rang (pozicija na svetskoj rang listi) prvog igrača u trenutku meča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ank_2</text:span></text:p>
          </table:table-cell>
          <table:table-cell table:style-name="Table1.A1" office:value-type="string">
            <text:p text:style-name="Table_20_Contents">ATP rang drugog igrača u trenutku meča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ts_1</text:span></text:p>
          </table:table-cell>
          <table:table-cell table:style-name="Table1.A1" office:value-type="string">
            <text:p text:style-name="Table_20_Contents">Broj ATP poena koje je prvi igrač imao pre meča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ts_2</text:span></text:p>
          </table:table-cell>
          <table:table-cell table:style-name="Table1.A1" office:value-type="string">
            <text:p text:style-name="Table_20_Contents">Broj ATP poena koje je drugi igrač imao pre meča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Odd_1</text:span></text:p>
          </table:table-cell>
          <table:table-cell table:style-name="Table1.A1" office:value-type="string">
            <text:p text:style-name="Table_20_Contents">Kvote kladionice na pobedu prvog igrača (ako je dostupno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Odd_2</text:span></text:p>
          </table:table-cell>
          <table:table-cell table:style-name="Table1.A1" office:value-type="string">
            <text:p text:style-name="Table_20_Contents">Kvote kladionice na pobedu drugog igrača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core</text:span></text:p>
          </table:table-cell>
          <table:table-cell table:style-name="Table1.A1" office:value-type="string">
            <text:p text:style-name="Table_20_Contents">Rezultat po setovima (npr. <text:span text:style-name="Emphasis">6-4 6-2</text:span> znači da je prvi igrač dobio oba seta)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5T19:15:57.059414129</meta:creation-date>
    <dc:date>2025-08-15T19:16:16.149398676</dc:date>
    <meta:editing-duration>PT19S</meta:editing-duration>
    <meta:editing-cycles>1</meta:editing-cycles>
    <meta:document-statistic meta:table-count="1" meta:image-count="0" meta:object-count="0" meta:page-count="1" meta:paragraph-count="36" meta:word-count="157" meta:character-count="944" meta:non-whitespace-character-count="823"/>
    <meta:generator>LibreOffice/7.3.7.2$Linux_X86_64 LibreOffice_project/30$Build-2</meta:generator>
  </office:meta>
</office:document-meta>
</file>